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b7a3" officeooo:paragraph-rsid="001cb7a3" style:font-weight-asian="bold" style:font-weight-complex="bold"/>
    </style:style>
    <style:style style:name="P2" style:family="paragraph" style:parent-style-name="Standard">
      <style:text-properties fo:font-weight="bold" officeooo:rsid="001cb7a3" officeooo:paragraph-rsid="001e8879" style:font-weight-asian="bold" style:font-weight-complex="bold"/>
    </style:style>
    <style:style style:name="P3" style:family="paragraph" style:parent-style-name="Standard">
      <style:text-properties fo:font-weight="bold" officeooo:rsid="001e8879" officeooo:paragraph-rsid="001e8879" style:font-weight-asian="bold" style:font-weight-complex="bold"/>
    </style:style>
    <style:style style:name="P4" style:family="paragraph" style:parent-style-name="Standard">
      <style:text-properties fo:font-weight="bold" officeooo:rsid="00208299" officeooo:paragraph-rsid="00208299" style:font-weight-asian="bold" style:font-weight-complex="bold"/>
    </style:style>
    <style:style style:name="P5" style:family="paragraph" style:parent-style-name="Standard">
      <style:text-properties fo:font-weight="normal" officeooo:rsid="00208299" officeooo:paragraph-rsid="00208299" style:font-weight-asian="normal" style:font-weight-complex="normal"/>
    </style:style>
    <style:style style:name="P6" style:family="paragraph" style:parent-style-name="Standard">
      <style:text-properties fo:font-weight="normal" officeooo:rsid="001cb7a3" officeooo:paragraph-rsid="001cb7a3" style:font-weight-asian="normal" style:font-weight-complex="normal"/>
    </style:style>
    <style:style style:name="P7" style:family="paragraph" style:parent-style-name="Standard">
      <style:text-properties fo:font-weight="normal" officeooo:rsid="001e8879" officeooo:paragraph-rsid="001e8879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e8879" officeooo:paragraph-rsid="001e8879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07c05" officeooo:paragraph-rsid="00207c05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08299" officeooo:paragraph-rsid="00208299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21b8eb" officeooo:paragraph-rsid="002ca065" style:font-weight-asian="normal" style:font-weight-complex="normal"/>
    </style:style>
    <style:style style:name="P12" style:family="paragraph" style:parent-style-name="Standard">
      <style:text-properties fo:font-weight="bold" officeooo:rsid="00208299" officeooo:paragraph-rsid="002b8129" style:font-weight-asian="bold" style:font-weight-complex="bold"/>
    </style:style>
    <style:style style:name="P13" style:family="paragraph" style:parent-style-name="Standard">
      <style:text-properties fo:font-weight="bold" officeooo:rsid="0021b8eb" officeooo:paragraph-rsid="0021b8e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8879" style:font-weight-asian="normal" style:font-weight-complex="normal"/>
    </style:style>
    <style:style style:name="T3" style:family="text">
      <style:text-properties fo:font-weight="normal" officeooo:rsid="0021b8eb" style:font-weight-asian="normal" style:font-weight-complex="normal"/>
    </style:style>
    <style:style style:name="T4" style:family="text">
      <style:text-properties fo:font-weight="normal" officeooo:rsid="0022e327" style:font-weight-asian="normal" style:font-weight-complex="normal"/>
    </style:style>
    <style:style style:name="T5" style:family="text">
      <style:text-properties fo:font-weight="normal" officeooo:rsid="0024affc" style:font-weight-asian="normal" style:font-weight-complex="normal"/>
    </style:style>
    <style:style style:name="T6" style:family="text">
      <style:text-properties fo:font-weight="normal" officeooo:rsid="00274151" style:font-weight-asian="normal" style:font-weight-complex="normal"/>
    </style:style>
    <style:style style:name="T7" style:family="text">
      <style:text-properties fo:font-weight="normal" officeooo:rsid="0027e6a6" style:font-weight-asian="normal" style:font-weight-complex="normal"/>
    </style:style>
    <style:style style:name="T8" style:family="text">
      <style:text-properties fo:font-weight="normal" officeooo:rsid="0029b277" style:font-weight-asian="normal" style:font-weight-complex="normal"/>
    </style:style>
    <style:style style:name="T9" style:family="text">
      <style:text-properties fo:font-weight="normal" officeooo:rsid="002b8129" style:font-weight-asian="normal" style:font-weight-complex="normal"/>
    </style:style>
    <style:style style:name="T10" style:family="text">
      <style:text-properties fo:font-weight="normal" officeooo:rsid="002ca065" style:font-weight-asian="normal" style:font-weight-complex="normal"/>
    </style:style>
    <style:style style:name="T11" style:family="text">
      <style:text-properties officeooo:rsid="001e8879"/>
    </style:style>
    <style:style style:name="T12" style:family="text">
      <style:text-properties officeooo:rsid="00207c05"/>
    </style:style>
    <style:style style:name="T13" style:family="text">
      <style:text-properties officeooo:rsid="00208299"/>
    </style:style>
    <style:style style:name="T14" style:family="text">
      <style:text-properties officeooo:rsid="0027e6a6"/>
    </style:style>
    <style:style style:name="T15" style:family="text">
      <style:text-properties officeooo:rsid="0029b277"/>
    </style:style>
    <style:style style:name="T16" style:family="text">
      <style:text-properties fo:font-weight="bold" officeooo:rsid="002b8129" style:font-weight-asian="bold" style:font-weight-complex="bold"/>
    </style:style>
    <style:style style:name="T17" style:family="text">
      <style:text-properties fo:font-weight="bold" officeooo:rsid="002ca065" style:font-weight-asian="bold" style:font-weight-complex="bold"/>
    </style:style>
    <style:style style:name="T18" style:family="text">
      <style:text-properties officeooo:rsid="002b8129"/>
    </style:style>
    <style:style style:name="T19" style:family="text">
      <style:text-properties officeooo:rsid="002ca06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izvodnja: </text:p>
      <text:p text:style-name="P1"/>
      <text:p text:style-name="P1">1. Kratak opis: <text:span text:style-name="T1">Proces proizvodnje gotovog proizvoda od sirovina uzetih iz magacina I vraćanje gotovog proizvoda u magacin, kao I beleženje promen</text:span><text:span text:style-name="T6">e</text:span><text:span text:style-name="T1"> stanja sistema.</text:span></text:p>
      <text:p text:style-name="P6"/>
      <text:p text:style-name="P1">2. Učesnici:</text:p>
      <text:p text:style-name="P6"><text:tab/>Šef smene – Želi da završi posao I dobije gotov proizvod spreman za prodaju.</text:p>
      <text:p text:style-name="P6"><text:s/><text:tab/>Radnici – Žele što pre kvalitetno da odrade posao, bez grešaka, jer bi to povlačilo kazne od strane poslodavca.</text:p>
      <text:p text:style-name="P6"><text:tab/>Magacioner – Izdaje sirovine I očekuje da dobije gotov proizvod radi smeštanja u magacin.</text:p>
      <text:p text:style-name="P6"/>
      <text:p text:style-name="P2">3. Preduslovi: <text:span text:style-name="T2">Kupac je naručio odredjeni proizvod, menadžer prodaje je izdao radni nalog šefu smene, u magacinu postoji dovoljan broj sirovina, </text:span><text:span text:style-name="T7">postoji dovoljan broj ambalaže za pakovanje proizvoda,</text:span><text:span text:style-name="T2"> radnici su obučeni za rad na mašinama za proizvodnju datog proizvoda, mašine su u funkcionalnom stanju.</text:span></text:p>
      <text:p text:style-name="P7"/>
      <text:p text:style-name="P2"><text:span text:style-name="T11">4. Postuslovi: </text:span><text:span text:style-name="T2">Gotov proizvod je u magacinu, ažurirano je stanje sirovina I gotovih proizvoda.</text:span></text:p>
      <text:p text:style-name="P7"/>
      <text:p text:style-name="P3">5. Osnovni tok:</text:p>
      <text:list xml:id="list7137768086346738790" text:style-name="L1">
        <text:list-item>
          <text:p text:style-name="P8">Šef smene dobija radni nalog od menadžera <text:span text:style-name="T14">proizvodnje</text:span>.</text:p>
        </text:list-item>
        <text:list-item>
          <text:p text:style-name="P8">Šef smene deli zadatke radnicima u pogonu.</text:p>
        </text:list-item>
        <text:list-item>
          <text:p text:style-name="P9">Šef smene traži potrebne sirovine od magacionera.</text:p>
        </text:list-item>
        <text:list-item>
          <text:p text:style-name="P8">Radnici <text:span text:style-name="T12">dolaze kod magacionera da preuzmu sirovine.</text:span></text:p>
        </text:list-item>
        <text:list-item>
          <text:p text:style-name="P9">Magacioner izdaje sirovine radnicima I ažurira stanje u bazi sirovina.</text:p>
        </text:list-item>
        <text:list-item>
          <text:p text:style-name="P9">Radnici prave I pakuju dati proizvod.</text:p>
        </text:list-item>
        <text:list-item>
          <text:p text:style-name="P9">Radnici odnose gotov proizvod magacioneru.</text:p>
        </text:list-item>
        <text:list-item>
          <text:p text:style-name="P9">Magacioner prima gotov proizvod, <text:span text:style-name="T13">piše predajnicu </text:span>I ažurira stanje u bazi gotovih proizvoda.</text:p>
        </text:list-item>
        <text:list-item>
          <text:p text:style-name="P10">Šef smene dobija kopiju predajnicu od magacionera.</text:p>
        </text:list-item>
      </text:list>
      <text:p text:style-name="P5"/>
      <text:p text:style-name="P12">6. Alternativni tok:</text:p>
      <text:p text:style-name="P12"><text:span text:style-name="T15"><text:tab/>5, 8 : Nemogućnost pristupa bazi: </text:span><text:span text:style-name="T8">M</text:span><text:span text:style-name="T1">agacioner zapisuje količinu izdatih sirovina radnicima </text:span><text:span text:style-name="T3">u svesku predviđenu za takve situacije, magacioner zove tehničara da </text:span><text:span text:style-name="T5">osposobi </text:span><text:span text:style-name="T3">bazu. </text:span><text:span text:style-name="T8">Slučaj upotrebe se nastavlja na koraku 6.</text:span></text:p>
      <text:list xml:id="list2121407993981252764" text:style-name="L2">
        <text:list-header>
          <text:p text:style-name="P11"><text:span text:style-name="T16">1-9 : </text:span><text:span text:style-name="T17">Nestanak struje: </text:span><text:span text:style-name="T19">O</text:span>baveštava se šef smene, upisuje se ručno, u svesku predvidjenu za to, trenutno stanje proizvodnog procesa. Prekida se slučaj upotrebe.</text:p>
        </text:list-header>
      </text:list>
      <text:p text:style-name="P13"><text:span text:style-name="T9"><text:tab/></text:span><text:span text:style-name="T18">7 : Oštećenje gotovog proizvoda: </text:span><text:span text:style-name="T1">Ukoliko se neki od proizvoda ošteti u toku prenosa do magacina. Proverava se da li ima viška robe te vrste u magacinu gotovih proizvoda. Ako ima, </text:span><text:span text:style-name="T10">slučaj upotrebe se nastavlja na koraku 7.</text:span><text:span text:style-name="T5"> A</text:span><text:span text:style-name="T4">ko ne</text:span><text:span text:style-name="T5">ma</text:span><text:span text:style-name="T4">, p</text:span><text:span text:style-name="T1">ravi se zapisnik o količini oštećene robe, ostavlje se obaveštenje u sistemu da se sa sledećom narudžbinom iste robe doda za pravljenje količina koja </text:span><text:span text:style-name="T4">je oštećena</text:span><text:span text:style-name="T1">. </text:span><text:span text:style-name="T10">Slučaj upotrebe se nastavlja na koraku 7.</text:span><text:span text:style-name="T1"> </text:span></text:p>
      <text:p text:style-name="P4"><text:tab/></text:p>
      <text:list xml:id="list201737562149448" text:continue-list="list7137768086346738790" text:style-name="L1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8:47:02.456336324</meta:creation-date>
    <dc:date>2017-11-02T20:17:34.856534124</dc:date>
    <meta:editing-duration>PT18M4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342" meta:character-count="2217" meta:non-whitespace-character-count="1894"/>
  </office:meta>
</office:document-meta>
</file>